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P2" style:parent-style-name="Обычный" style:family="paragraph">
      <style:paragraph-properties fo:text-align="center"/>
      <style:text-properties style:font-name="Arial Black" fo:font-weight="bold" style:font-weight-asian="bold" fo:text-shadow="0in 0.0416in 0.0555in #000000" fo:color="#5B9BD5" fo:font-size="36pt" style:font-size-asian="36pt" style:font-size-complex="36pt"/>
    </style:style>
    <style:style style:name="P3" style:parent-style-name="Обычный" style:family="paragraph">
      <style:paragraph-properties>
        <style:tab-stops>
          <style:tab-stop style:type="left" style:position="4.3826in"/>
        </style:tab-stops>
      </style:paragraph-properties>
    </style:style>
    <style:style style:name="P4" style:parent-style-name="Обычный" style:family="paragraph">
      <style:paragraph-properties>
        <style:tab-stops>
          <style:tab-stop style:type="left" style:position="4.3826in"/>
        </style:tab-stops>
      </style:paragraph-properties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59264" draw:id="id0" draw:style-name="a0" draw:name="Надпись 1" text:anchor-type="paragraph" svg:x="0in" svg:y="-0.00069in" svg:width="3.06597in" svg:height="0.74167in" style:rel-width="scale" style:rel-height="scale"><draw:text-box><text:p text:style-name="P2">ШКОЛА</text:p></draw:text-box><svg:title/><svg:desc/></draw:frame></text:p>
      <text:p text:style-name="P3"><text:tab/>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ривет</meta:initial-creator>
    <dc:creator>привет</dc:creator>
    <meta:creation-date>2019-12-01T11:16:00Z</meta:creation-date>
    <dc:date>2019-12-01T11:16:00Z</dc:date>
    <meta:template xlink:href="Normal.dotm" xlink:type="simple"/>
    <meta:editing-cycles>2</meta:editing-cycles>
    <meta:editing-duration>PT120S</meta:editing-duration>
    <meta:document-statistic meta:page-count="1" meta:paragraph-count="1" meta:word-count="0" meta:character-count="4" meta:row-count="1" meta:non-whitespace-character-count="4"/>
  </office:meta>
</office:document-meta>
</file>